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316cm"/>
    </style:style>
    <style:style style:name="co2" style:family="table-column">
      <style:table-column-properties fo:break-before="auto" style:column-width="3.295cm"/>
    </style:style>
    <style:style style:name="co3" style:family="table-column">
      <style:table-column-properties fo:break-before="auto" style:column-width="4.567cm"/>
    </style:style>
    <style:style style:name="co4" style:family="table-column">
      <style:table-column-properties fo:break-before="auto" style:column-width="4.976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5" table:default-cell-style-name="ce1"/>
        <table:table-column table:style-name="co5" table:number-columns-repeated="2" table:default-cell-style-name="Default"/>
        <table:table-row table:style-name="ro1">
          <table:table-cell office:value-type="string" calcext:value-type="string">
            <text:p>GS</text:p>
          </table:table-cell>
          <table:table-cell office:value-type="string" calcext:value-type="string">
            <text:p>FLR</text:p>
          </table:table-cell>
          <table:table-cell office:value-type="string" calcext:value-type="string">
            <text:p>CLS</text:p>
          </table:table-cell>
          <table:table-cell office:value-type="string" calcext:value-type="string">
            <text:p>DYN_INC</text:p>
          </table:table-cell>
          <table:table-cell office:value-type="string" calcext:value-type="string">
            <text:p>ACTIO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combat power ratio</text:p>
          </table:table-cell>
          <table:table-cell office:value-type="string" calcext:value-type="string">
            <text:p>losses ratio</text:p>
          </table:table-cell>
          <table:table-cell office:value-type="string" calcext:value-type="string">
            <text:p>Sustaine fight ratio</text:p>
          </table:table-cell>
          <table:table-cell office:value-type="string" calcext:value-type="string">
            <text:p>Dynamic losses increment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HIGH_INF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AN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MED_INF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HIGH_INF</text:p>
          </table:table-cell>
          <table:table-cell table:number-columns-repeated="2"/>
          <table:table-cell office:value-type="string" calcext:value-type="string">
            <text:p>DEVI RIFARLO INSERENDO PIU' VALORI IN UNA SINGOLA CELLA ALTRIMENTI DATRABASE</text:p>
          </table:table-cell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MED_INF</text:p>
          </table:table-cell>
          <table:table-cell table:number-columns-repeated="2"/>
          <table:table-cell office:value-type="string" calcext:value-type="string">
            <text:p>SUCCESSIVAMENTE PUOI FARLO SINGOLARMENTE. FORSE E' MEGLIO DIRETTAMENTE IN PYTHON</text:p>
          </table:table-cell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EQUILIBR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MED_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3"/>
          <table:table-cell office:value-type="string" calcext:value-type="string">
            <text:p>HIGH_SUP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IGH_INF</text:p>
          </table:table-cell>
          <table:table-cell table:number-columns-repeated="3"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_ASSEST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_ASSESTMEN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MED_SUP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HIGH_INF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MED_INF</text:p>
          </table:table-cell>
          <table:table-cell table:number-columns-repeated="2" office:value-type="string" calcext:value-type="string">
            <text:p>ANY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RETREAT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table:number-columns-repeated="3" office:value-type="string" calcext:value-type="string">
            <text:p>EQUILIBRE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table:number-columns-repeated="2" office:value-type="string" calcext:value-type="string">
            <text:p>HIGH_SUP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table:number-columns-repeated="2" office:value-type="string" calcext:value-type="string">
            <text:p>HIGH_SUP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OFFENSIVE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3" office:value-type="string" calcext:value-type="string">
            <text:p>EQUILIBRE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table:number-columns-repeated="2" office:value-type="string" calcext:value-type="string">
            <text:p>MED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HIGH_INF</text:p>
          </table:table-cell>
          <table:table-cell table:number-columns-repeated="2" office:value-type="string" calcext:value-type="string">
            <text:p>MED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EQUILIBRE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HIGH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DEFENCE 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office:value-type="string" calcext:value-type="string">
            <text:p>MED_SUP</text:p>
          </table:table-cell>
          <table:table-cell office:value-type="string" calcext:value-type="string">
            <text:p>HIGH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QUILIBRE</text:p>
          </table:table-cell>
          <table:table-cell office:value-type="string" calcext:value-type="string">
            <text:p>MED_INF</text:p>
          </table:table-cell>
          <table:table-cell table:number-columns-repeated="2" office:value-type="string" calcext:value-type="string">
            <text:p>MED_SUP</text:p>
          </table:table-cell>
          <table:table-cell office:value-type="string" calcext:value-type="string">
            <text:p>MAINTAIN</text:p>
          </table:table-cell>
          <table:table-cell table:number-columns-repeated="7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31">00/00/0000</text:date>, <text:time style:data-style-name="N2" text:time-value="16:41:11.7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3M29S</meta:editing-duration>
    <meta:editing-cycles>4</meta:editing-cycles>
    <meta:generator>LibreOffice/4.3.5.2$Windows_x86 LibreOffice_project/3a87456aaa6a95c63eea1c1b3201acedf0751bd5</meta:generator>
    <dc:date>2025-01-31T18:03:04.782000000</dc:date>
    <meta:document-statistic meta:table-count="3" meta:cell-count="287" meta:object-count="0"/>
    <meta:user-defined meta:name="Info 1"/>
    <meta:user-defined meta:name="Info 2"/>
    <meta:user-defined meta:name="Info 3"/>
    <meta:user-defined meta:name="Info 4"/>
  </office:meta>
</office:document-meta>
</file>